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tocole binaire : majoritairement car l'on peut encoder 256 ordre différents par caractère multiplié par le nombre de case rempli dans le buffer comme MOVE, CONNECTED, etc ...</text:p>
      <text:p text:style-name="Standard">si l'on avait utilisé que des string il aurai alors fallu coder un analyseur syntaxiqu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23:34:58.741397819</meta:creation-date>
    <dc:date>2020-11-04T23:36:13.673386558</dc:date>
    <meta:editing-duration>PT1M17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2" meta:word-count="43" meta:character-count="264" meta:non-whitespace-character-count="223"/>
  </office:meta>
</office:document-meta>
</file>